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3" style:family="paragraph" style:parent-style-name="Standard">
      <style:text-properties fo:font-size="15pt" officeooo:paragraph-rsid="000aaf83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7" style:family="paragraph" style:parent-style-name="Standard">
      <style:text-properties fo:font-size="18pt" officeooo:paragraph-rsid="000aaf83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8pt" officeooo:paragraph-rsid="000af81f" style:font-size-asian="18pt" style:font-size-complex="18pt"/>
    </style:style>
    <style:style style:name="P11" style:family="paragraph" style:parent-style-name="Standard">
      <style:text-properties fo:font-size="18pt" officeooo:paragraph-rsid="000d056a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14" style:family="paragraph" style:parent-style-name="Standard">
      <style:text-properties fo:font-size="15pt" officeooo:rsid="000998c9" officeooo:paragraph-rsid="000e3b20" style:font-size-asian="15pt" style:font-size-complex="15pt"/>
    </style:style>
    <style:style style:name="P15" style:family="paragraph" style:parent-style-name="Standard">
      <style:text-properties fo:font-size="15pt" officeooo:paragraph-rsid="000aaf83" style:font-size-asian="15pt" style:font-size-complex="15pt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T1" style:family="text">
      <style:text-properties officeooo:rsid="000998c9"/>
    </style:style>
    <style:style style:name="T2" style:family="text">
      <style:text-properties fo:font-weight="bold" officeooo:rsid="000998c9" style:font-weight-asian="bold" style:font-weight-complex="bold"/>
    </style:style>
    <style:style style:name="T3" style:family="text">
      <style:text-properties fo:font-weight="bold" officeooo:rsid="000c41f8" style:font-weight-asian="bold" style:font-weight-complex="bold"/>
    </style:style>
    <style:style style:name="T4" style:family="text">
      <style:text-properties fo:font-weight="bold" officeooo:rsid="000af81f" style:font-weight-asian="bold" style:font-weight-complex="bold"/>
    </style:style>
    <style:style style:name="T5" style:family="text">
      <style:text-properties fo:font-weight="bold" officeooo:rsid="000b1d41" style:font-weight-asian="bold" style:font-weight-complex="bold"/>
    </style:style>
    <style:style style:name="T6" style:family="text">
      <style:text-properties fo:font-weight="bold" officeooo:rsid="000bf0c2" style:font-weight-asian="bold" style:font-weight-complex="bold"/>
    </style:style>
    <style:style style:name="T7" style:family="text">
      <style:text-properties officeooo:rsid="000b0fda"/>
    </style:style>
    <style:style style:name="T8" style:family="text">
      <style:text-properties officeooo:rsid="000c9ae4"/>
    </style:style>
    <style:style style:name="T9" style:family="text">
      <style:text-properties style:text-position="super 58%" officeooo:rsid="000c41f8"/>
    </style:style>
    <style:style style:name="T10" style:family="text">
      <style:text-properties style:text-position="super 58%" officeooo:rsid="000af81f"/>
    </style:style>
    <style:style style:name="T11" style:family="text">
      <style:text-properties officeooo:rsid="000c41f8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af81f"/>
    </style:style>
    <style:style style:name="T14" style:family="text">
      <style:text-properties officeooo:rsid="000e3b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Experiment No. : </text:span><text:span text:style-name="T6">4</text:span><text:span text:style-name="T7"><text:tab/><text:tab/><text:tab/><text:tab/><text:tab/></text:span></text:p>
      <text:p text:style-name="P10"><text:span text:style-name="T13">4</text:span><text:span text:style-name="T10">th</text:span><text:span text:style-name="T13"> August</text:span><text:span text:style-name="T8"> 2025</text:span></text:p>
      <text:p text:style-name="P6"/>
      <text:p text:style-name="P12">Feed Forward Neural Network</text:p>
      <text:p text:style-name="P6"/>
      <text:p text:style-name="P1">Pri<text:span text:style-name="T7">nce John</text:span></text:p>
      <text:p text:style-name="P1">Roll <text:span text:style-name="T7">No: 46</text:span></text:p>
      <text:p text:style-name="P2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vision</text:p>
      <text:p text:style-name="P1">import torchvision.transforms as transforms</text:p>
      <text:p text:style-name="P1">from torch.utils.data import DataLoader</text:p>
      <text:p text:style-name="P1"/>
      <text:p text:style-name="P1"># Set device</text:p>
      <text:p text:style-name="P1">device = torch.device("cuda" if torch.cuda.is_available() else "cpu")</text:p>
      <text:p text:style-name="P1"/>
      <text:p text:style-name="P1"># Hyperparameters</text:p>
      <text:p text:style-name="P1">BATCH_SIZE = 128</text:p>
      <text:p text:style-name="P1">EPOCHS = <text:span text:style-name="T14">1</text:span>0</text:p>
      <text:p text:style-name="P1">LEARNING_RATE = 1e-3</text:p>
      <text:p text:style-name="P1"/>
      <text:p text:style-name="P1"># Data transforms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,</text:p>
      <text:p text:style-name="P1">])</text:p>
      <text:p text:style-name="P1"/>
      <text:p text:style-name="P1"># Load CIFAR-10</text:p>
      <text:p text:style-name="P1">trainset = torchvision.datasets.CIFAR10(root='./data', train=True, download=True, transform=transform)</text:p>
      <text:p text:style-name="P1"><text:soft-page-break/>testset = torchvision.datasets.CIFAR10(root='./data', train=False, download=True, transform=transform)</text:p>
      <text:p text:style-name="P1">trainloader = DataLoader(trainset, batch_size=BATCH_SIZE, shuffle=True, num_workers=2)</text:p>
      <text:p text:style-name="P1">testloader = DataLoader(testset, batch_size=BATCH_SIZE, shuffle=False, num_workers=2)</text:p>
      <text:p text:style-name="P1"/>
      <text:p text:style-name="P1">class FeedforwardNN(nn.Module):</text:p>
      <text:p text:style-name="P1"><text:s text:c="4"/>def __init__(self, hidden_units, activation):</text:p>
      <text:p text:style-name="P1"><text:s text:c="8"/>super(FeedforwardNN, self).__init__()</text:p>
      <text:p text:style-name="P1"><text:s text:c="8"/>activations = {</text:p>
      <text:p text:style-name="P1"><text:s text:c="12"/>"relu": nn.ReLU(),</text:p>
      <text:p text:style-name="P1"><text:s text:c="12"/>"tanh": nn.Tanh(),</text:p>
      <text:p text:style-name="P1"><text:s text:c="12"/>"sigmoid": nn.Sigmoid()</text:p>
      <text:p text:style-name="P1"><text:s text:c="8"/>}</text:p>
      <text:p text:style-name="P1"><text:s text:c="8"/>self.flatten = nn.Flatten()</text:p>
      <text:p text:style-name="P1"><text:s text:c="8"/>self.fc1 = nn.Linear(32*32*3, hidden_units[0])</text:p>
      <text:p text:style-name="P1"><text:s text:c="8"/>self.act1 = activations[activation]</text:p>
      <text:p text:style-name="P1"><text:s text:c="8"/>self.fc2 = nn.Linear(hidden_units[0], hidden_units[1])</text:p>
      <text:p text:style-name="P1"><text:s text:c="8"/>self.act2 = activations[activation]</text:p>
      <text:p text:style-name="P1"><text:s text:c="8"/>self.fc3 = nn.Linear(hidden_units[1], hidden_units[2])</text:p>
      <text:p text:style-name="P1"><text:s text:c="8"/>self.act3 = activations[activation]</text:p>
      <text:p text:style-name="P1"><text:s text:c="8"/>self.fc4 = nn.Linear(hidden_units[2], 10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act1(self.fc1(x))</text:p>
      <text:p text:style-name="P1"><text:s text:c="8"/>x = self.act2(self.fc2(x))</text:p>
      <text:p text:style-name="P1"><text:s text:c="8"/>x = self.act3(self.fc3(x))</text:p>
      <text:p text:style-name="P1"><text:s text:c="8"/>x = self.fc4(x)</text:p>
      <text:p text:style-name="P1"><text:s text:c="8"/>return x</text:p>
      <text:p text:style-name="P1"/>
      <text:p text:style-name="P1">def train_and_test(hidden_units, activation, run_id):</text:p>
      <text:p text:style-name="P1"><text:s text:c="4"/>print(f"\n--- Run {run_id} ---")</text:p>
      <text:p text:style-name="P1"><text:s text:c="4"/>print(f"Hidden units: {hidden_units}, Activation: {activation}")</text:p>
      <text:p text:style-name="P1"/>
      <text:p text:style-name="P1"><text:s text:c="4"/>model = FeedforwardNN(hidden_units, activation).to(device)</text:p>
      <text:p text:style-name="P1"><text:s text:c="4"/>criterion = nn.CrossEntropyLoss()</text:p>
      <text:p text:style-name="P1"><text:s text:c="4"/>optimizer = optim.Adam(model.parameters(), lr=LEARNING_RATE)</text:p>
      <text:p text:style-name="P1"><text:soft-page-break/></text:p>
      <text:p text:style-name="P1"><text:s text:c="4"/># Train</text:p>
      <text:p text:style-name="P1"><text:s text:c="4"/>for epoch in range(EPOCHS):</text:p>
      <text:p text:style-name="P1"><text:s text:c="8"/>model.train()</text:p>
      <text:p text:style-name="P1"><text:s text:c="8"/>total_loss = 0</text:p>
      <text:p text:style-name="P1"><text:s text:c="8"/>for inputs, targets in trainloader:</text:p>
      <text:p text:style-name="P1"><text:s text:c="12"/>inputs, targets = inputs.to(device), targets.to(device)</text:p>
      <text:p text:style-name="P1"><text:s text:c="12"/>optimizer.zero_grad()</text:p>
      <text:p text:style-name="P1"><text:s text:c="12"/>outputs = model(inputs)</text:p>
      <text:p text:style-name="P1"><text:s text:c="12"/>loss = criterion(outputs, targets)</text:p>
      <text:p text:style-name="P1"><text:s text:c="12"/>loss.backward()</text:p>
      <text:p text:style-name="P1"><text:s text:c="12"/>optimizer.step()</text:p>
      <text:p text:style-name="P1"><text:s text:c="12"/>total_loss += loss.item()</text:p>
      <text:p text:style-name="P1"><text:s text:c="8"/>print(f"Epoch {epoch+1}/{EPOCHS} - Loss: {total_loss / len(trainloader):.4f}")</text:p>
      <text:p text:style-name="P1"/>
      <text:p text:style-name="P1"><text:s text:c="4"/># Test</text:p>
      <text:p text:style-name="P1"><text:s text:c="4"/>model.eval()</text:p>
      <text:p text:style-name="P1"><text:s text:c="4"/>correct, total = 0, 0</text:p>
      <text:p text:style-name="P1"><text:s text:c="4"/>with torch.no_grad():</text:p>
      <text:p text:style-name="P1"><text:s text:c="8"/>for inputs, targets in testloader:</text:p>
      <text:p text:style-name="P1"><text:s text:c="12"/>inputs, targets = inputs.to(device), targets.to(device)</text:p>
      <text:p text:style-name="P1"><text:s text:c="12"/>outputs = model(inputs)</text:p>
      <text:p text:style-name="P1"><text:s text:c="12"/>_, predicted = torch.max(outputs, 1)</text:p>
      <text:p text:style-name="P1"><text:s text:c="12"/>total += targets.size(0)</text:p>
      <text:p text:style-name="P1"><text:s text:c="12"/>correct += (predicted == targets).sum().item()</text:p>
      <text:p text:style-name="P1"><text:s text:c="4"/>acc = 100 * correct / total</text:p>
      <text:p text:style-name="P1"><text:s text:c="4"/>print(f"Test Accuracy: {acc:.2f}%")</text:p>
      <text:p text:style-name="P1"><text:s text:c="4"/>return acc</text:p>
      <text:p text:style-name="P1"/>
      <text:p text:style-name="P1">if __name__ == "__main__":</text:p>
      <text:p text:style-name="P1"><text:s text:c="4"/>runs = [</text:p>
      <text:p text:style-name="P1"><text:s text:c="8"/># (hidden_units, activation)</text:p>
      <text:p text:style-name="P1"><text:s text:c="8"/>((512, 256, 128), "relu"),</text:p>
      <text:p text:style-name="P1"><text:s text:c="8"/>((512, 256, 128), "tanh"),</text:p>
      <text:p text:style-name="P1"><text:s text:c="8"/>((512, 256, 128), "sigmoid"),</text:p>
      <text:p text:style-name="P1"><text:s text:c="8"/>((256, 128, 64), "relu"),</text:p>
      <text:p text:style-name="P1"><text:s text:c="8"/>((256, 128, 64), "tanh"),</text:p>
      <text:p text:style-name="P1"><text:s text:c="8"/>((256, 128, 64), "sigmoid"),</text:p>
      <text:p text:style-name="P1"><text:soft-page-break/><text:s text:c="8"/>((1024, 512, 256), "relu"),</text:p>
      <text:p text:style-name="P1"><text:s text:c="8"/>((1024, 512, 256), "tanh"),</text:p>
      <text:p text:style-name="P1"><text:s text:c="8"/>((1024, 512, 256), "sigmoid"),</text:p>
      <text:p text:style-name="P1"><text:s text:c="4"/>]</text:p>
      <text:p text:style-name="P1"><text:s text:c="4"/>results = []</text:p>
      <text:p text:style-name="P1"><text:s text:c="4"/>for i, (hidden_units, activation) in enumerate(runs, 1):</text:p>
      <text:p text:style-name="P1"><text:s text:c="8"/>acc = train_and_test(hidden_units, activation, i)</text:p>
      <text:p text:style-name="P1"><text:s text:c="8"/>results.append((i, hidden_units, activation, acc))</text:p>
      <text:p text:style-name="P1"/>
      <text:p text:style-name="P1"><text:s text:c="4"/>print("\n--- Summary ---")</text:p>
      <text:p text:style-name="P1"><text:s text:c="4"/>for run_id, hidden_units, activation, acc in results:</text:p>
      <text:p text:style-name="P1"><text:s text:c="8"/>print(f"Run {run_id}: Hidden units={hidden_units}, Activation={activation}, Test Acc={acc:.2f}%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</text:p>
      <text:p text:style-name="P3"/>
      <text:p text:style-name="P1"/>
      <text:p text:style-name="P1">--- Run 1 ---</text:p>
      <text:p text:style-name="P1">Hidden units: (512, 256, 128), Activation: relu</text:p>
      <text:p text:style-name="P1">Epoch 1/10 - Loss: 1.6588</text:p>
      <text:p text:style-name="P1">Epoch 2/10 - Loss: 1.4268</text:p>
      <text:p text:style-name="P1">Epoch 3/10 - Loss: 1.3086</text:p>
      <text:p text:style-name="P1">Epoch 4/10 - Loss: 1.2102</text:p>
      <text:p text:style-name="P1">Epoch 5/10 - Loss: 1.1216</text:p>
      <text:p text:style-name="P1">Epoch 6/10 - Loss: 1.0417</text:p>
      <text:p text:style-name="P1">Epoch 7/10 - Loss: 0.9580</text:p>
      <text:p text:style-name="P1">Epoch 8/10 - Loss: 0.8833</text:p>
      <text:p text:style-name="P1">Epoch 9/10 - Loss: 0.8077</text:p>
      <text:p text:style-name="P1">Epoch 10/10 - Loss: 0.7320</text:p>
      <text:p text:style-name="P1">Test Accuracy: 54.16%</text:p>
      <text:p text:style-name="P1"/>
      <text:p text:style-name="P1">--- Run 2 ---</text:p>
      <text:p text:style-name="P1">Hidden units: (512, 256, 128), Activation: tanh</text:p>
      <text:p text:style-name="P1">Epoch 1/10 - Loss: 1.7504</text:p>
      <text:p text:style-name="P1">Epoch 2/10 - Loss: 1.5915</text:p>
      <text:p text:style-name="P1">Epoch 3/10 - Loss: 1.5014</text:p>
      <text:p text:style-name="P1">Epoch 4/10 - Loss: 1.4341</text:p>
      <text:p text:style-name="P1">Epoch 5/10 - Loss: 1.3703</text:p>
      <text:p text:style-name="P1">Epoch 6/10 - Loss: 1.3098</text:p>
      <text:p text:style-name="P1">Epoch 7/10 - Loss: 1.2549</text:p>
      <text:p text:style-name="P1">Epoch 8/10 - Loss: 1.2122</text:p>
      <text:p text:style-name="P1">Epoch 9/10 - Loss: 1.1613</text:p>
      <text:p text:style-name="P1">Epoch 10/10 - Loss: 1.1089</text:p>
      <text:p text:style-name="P1">Test Accuracy: 49.33%</text:p>
      <text:p text:style-name="P1"/>
      <text:p text:style-name="P1">--- Run 3 ---</text:p>
      <text:p text:style-name="P1">Hidden units: (512, 256, 128), Activation: sigmoid</text:p>
      <text:p text:style-name="P1">Epoch 1/10 - Loss: 1.8636</text:p>
      <text:p text:style-name="P1">Epoch 2/10 - Loss: 1.6170</text:p>
      <text:p text:style-name="P1">Epoch 3/10 - Loss: 1.5089</text:p>
      <text:p text:style-name="P1">Epoch 4/10 - Loss: 1.4228</text:p>
      <text:p text:style-name="P1">Epoch 5/10 - Loss: 1.3451</text:p>
      <text:p text:style-name="P1">Epoch 6/10 - Loss: 1.2763</text:p>
      <text:p text:style-name="P1"><text:soft-page-break/>Epoch 7/10 - Loss: 1.2082</text:p>
      <text:p text:style-name="P1">Epoch 8/10 - Loss: 1.1453</text:p>
      <text:p text:style-name="P1">Epoch 9/10 - Loss: 1.0756</text:p>
      <text:p text:style-name="P1">Epoch 10/10 - Loss: 1.0197</text:p>
      <text:p text:style-name="P1">Test Accuracy: 49.96%</text:p>
      <text:p text:style-name="P1"/>
      <text:p text:style-name="P1">--- Run 4 ---</text:p>
      <text:p text:style-name="P1">Hidden units: (256, 128, 64), Activation: relu</text:p>
      <text:p text:style-name="P1">Epoch 1/10 - Loss: 1.6675</text:p>
      <text:p text:style-name="P1">Epoch 2/10 - Loss: 1.4441</text:p>
      <text:p text:style-name="P1">Epoch 3/10 - Loss: 1.3327</text:p>
      <text:p text:style-name="P1">Epoch 4/10 - Loss: 1.2466</text:p>
      <text:p text:style-name="P1">Epoch 5/10 - Loss: 1.1704</text:p>
      <text:p text:style-name="P1">Epoch 6/10 - Loss: 1.1034</text:p>
      <text:p text:style-name="P1">Epoch 7/10 - Loss: 1.0430</text:p>
      <text:p text:style-name="P1">Epoch 8/10 - Loss: 0.9850</text:p>
      <text:p text:style-name="P1">Epoch 9/10 - Loss: 0.9188</text:p>
      <text:p text:style-name="P1">Epoch 10/10 - Loss: 0.8696</text:p>
      <text:p text:style-name="P1">Test Accuracy: 53.44%</text:p>
      <text:p text:style-name="P1"/>
      <text:p text:style-name="P1">--- Run 5 ---</text:p>
      <text:p text:style-name="P1">Hidden units: (256, 128, 64), Activation: tanh</text:p>
      <text:p text:style-name="P1">Epoch 1/10 - Loss: 1.7651</text:p>
      <text:p text:style-name="P1">Epoch 2/10 - Loss: 1.6076</text:p>
      <text:p text:style-name="P1">Epoch 3/10 - Loss: 1.5333</text:p>
      <text:p text:style-name="P1">Epoch 4/10 - Loss: 1.4717</text:p>
      <text:p text:style-name="P1">Epoch 5/10 - Loss: 1.4173</text:p>
      <text:p text:style-name="P1">Epoch 6/10 - Loss: 1.3682</text:p>
      <text:p text:style-name="P1">Epoch 7/10 - Loss: 1.3229</text:p>
      <text:p text:style-name="P1">Epoch 8/10 - Loss: 1.2785</text:p>
      <text:p text:style-name="P1">Epoch 9/10 - Loss: 1.2379</text:p>
      <text:p text:style-name="P1">Epoch 10/10 - Loss: 1.1897</text:p>
      <text:p text:style-name="P1">Test Accuracy: 48.95%</text:p>
      <text:p text:style-name="P1"/>
      <text:p text:style-name="P1">--- Run 6 ---</text:p>
      <text:p text:style-name="P1">Hidden units: (256, 128, 64), Activation: sigmoid</text:p>
      <text:p text:style-name="P1">Epoch 1/10 - Loss: 1.9579</text:p>
      <text:p text:style-name="P1">Epoch 2/10 - Loss: 1.7029</text:p>
      <text:p text:style-name="P1">Epoch 3/10 - Loss: 1.5800</text:p>
      <text:p text:style-name="P1"><text:soft-page-break/>Epoch 4/10 - Loss: 1.5012</text:p>
      <text:p text:style-name="P1">Epoch 5/10 - Loss: 1.4363</text:p>
      <text:p text:style-name="P1">Epoch 6/10 - Loss: 1.3775</text:p>
      <text:p text:style-name="P1">Epoch 7/10 - Loss: 1.3219</text:p>
      <text:p text:style-name="P1">Epoch 8/10 - Loss: 1.2725</text:p>
      <text:p text:style-name="P1">Epoch 9/10 - Loss: 1.2217</text:p>
      <text:p text:style-name="P1">Epoch 10/10 - Loss: 1.1768</text:p>
      <text:p text:style-name="P1">Test Accuracy: 48.04%</text:p>
      <text:p text:style-name="P1"/>
      <text:p text:style-name="P1">--- Run 7 ---</text:p>
      <text:p text:style-name="P1">Hidden units: (1024, 512, 256), Activation: relu</text:p>
      <text:p text:style-name="P1">Epoch 1/10 - Loss: 1.6577</text:p>
      <text:p text:style-name="P1">Epoch 2/10 - Loss: 1.4266</text:p>
      <text:p text:style-name="P1">Epoch 3/10 - Loss: 1.3022</text:p>
      <text:p text:style-name="P1">Epoch 4/10 - Loss: 1.1981</text:p>
      <text:p text:style-name="P1">Epoch 5/10 - Loss: 1.1016</text:p>
      <text:p text:style-name="P1">Epoch 6/10 - Loss: 1.0160</text:p>
      <text:p text:style-name="P1">Epoch 7/10 - Loss: 0.9273</text:p>
      <text:p text:style-name="P1">Epoch 8/10 - Loss: 0.8376</text:p>
      <text:p text:style-name="P1">Epoch 9/10 - Loss: 0.7570</text:p>
      <text:p text:style-name="P1">Epoch 10/10 - Loss: 0.6719</text:p>
      <text:p text:style-name="P1">Test Accuracy: 54.34%</text:p>
      <text:p text:style-name="P1"/>
      <text:p text:style-name="P1">--- Run 8 ---</text:p>
      <text:p text:style-name="P1">Hidden units: (1024, 512, 256), Activation: tanh</text:p>
      <text:p text:style-name="P1">Epoch 1/10 - Loss: 1.7640</text:p>
      <text:p text:style-name="P1">Epoch 2/10 - Loss: 1.5872</text:p>
      <text:p text:style-name="P1">Epoch 3/10 - Loss: 1.5023</text:p>
      <text:p text:style-name="P1">Epoch 4/10 - Loss: 1.4366</text:p>
      <text:p text:style-name="P1">Epoch 5/10 - Loss: 1.3751</text:p>
      <text:p text:style-name="P1">Epoch 6/10 - Loss: 1.3181</text:p>
      <text:p text:style-name="P1">Epoch 7/10 - Loss: 1.2775</text:p>
      <text:p text:style-name="P1">Epoch 8/10 - Loss: 1.2327</text:p>
      <text:p text:style-name="P1">Epoch 9/10 - Loss: 1.1882</text:p>
      <text:p text:style-name="P1">Epoch 10/10 - Loss: 1.1513</text:p>
      <text:p text:style-name="P1">Test Accuracy: 49.01%</text:p>
      <text:p text:style-name="P1"/>
      <text:p text:style-name="P1">--- Run 9 ---</text:p>
      <text:p text:style-name="P1">Hidden units: (1024, 512, 256), Activation: sigmoid</text:p>
      <text:p text:style-name="P1"><text:soft-page-break/>Epoch 1/10 - Loss: 1.8052</text:p>
      <text:p text:style-name="P1">Epoch 2/10 - Loss: 1.5617</text:p>
      <text:p text:style-name="P1">Epoch 3/10 - Loss: 1.4489</text:p>
      <text:p text:style-name="P1">Epoch 4/10 - Loss: 1.3561</text:p>
      <text:p text:style-name="P1">Epoch 5/10 - Loss: 1.2672</text:p>
      <text:p text:style-name="P1">Epoch 6/10 - Loss: 1.1866</text:p>
      <text:p text:style-name="P1">Epoch 7/10 - Loss: 1.1035</text:p>
      <text:p text:style-name="P1">Epoch 8/10 - Loss: 1.0099</text:p>
      <text:p text:style-name="P1">Epoch 9/10 - Loss: 0.9422</text:p>
      <text:p text:style-name="P1">Epoch 10/10 - Loss: 0.8605</text:p>
      <text:p text:style-name="P1">Test Accuracy: 50.24%</text:p>
      <text:p text:style-name="P1"/>
      <text:p text:style-name="P1">--- Summary ---</text:p>
      <text:p text:style-name="P1">Run 1: Hidden units=(512, 256, 128), Activation=relu, Test Acc=54.16%</text:p>
      <text:p text:style-name="P1">Run 2: Hidden units=(512, 256, 128), Activation=tanh, Test Acc=49.33%</text:p>
      <text:p text:style-name="P1">Run 3: Hidden units=(512, 256, 128), Activation=sigmoid, Test Acc=49.96%</text:p>
      <text:p text:style-name="P1">Run 4: Hidden units=(256, 128, 64), Activation=relu, Test Acc=53.44%</text:p>
      <text:p text:style-name="P1">Run 5: Hidden units=(256, 128, 64), Activation=tanh, Test Acc=48.95%</text:p>
      <text:p text:style-name="P1">Run 6: Hidden units=(256, 128, 64), Activation=sigmoid, Test Acc=48.04%</text:p>
      <text:p text:style-name="P1">Run 7: Hidden units=(1024, 512, 256), Activation=relu, Test Acc=54.34%</text:p>
      <text:p text:style-name="P1">Run 8: Hidden units=(1024, 512, 256), Activation=tanh, Test Acc=49.01%</text:p>
      <text:p text:style-name="P1">Run 9: Hidden units=(1024, 512, 256), Activation=sigmoid, Test Acc=50.24%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4T10:17:28.371448476</dc:date>
    <meta:editing-duration>PT34M11S</meta:editing-duration>
    <meta:editing-cycles>7</meta:editing-cycles>
    <meta:generator>LibreOffice/7.3.7.2$Linux_X86_64 LibreOffice_project/30$Build-2</meta:generator>
    <meta:print-date>2025-07-30T13:02:52.467960226</meta:print-date>
    <meta:document-statistic meta:table-count="0" meta:image-count="0" meta:object-count="0" meta:page-count="8" meta:paragraph-count="232" meta:word-count="1027" meta:character-count="7449" meta:non-whitespace-character-count="6095"/>
  </office:meta>
</office:document-meta>
</file>